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4ee81" officeooo:paragraph-rsid="0004ee81"/>
    </style:style>
    <style:style style:name="T1" style:family="text">
      <style:text-properties officeooo:rsid="0005c5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interactive website that is targeted towards people of all ages that are interesting in running or are already running. The site will show different routes across a local area from start to finish on a map. Users can select these routes individually and <text:span text:style-name="T1">get information on them. This will include the elevation at certain positions by moving the mouse over the route, the total distance of the route, average speed on the route and average time. The user can also see the average heart rate, average cadence and average 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3:07:17.390118919</meta:creation-date>
    <dc:date>2018-10-23T13:26:36.873331547</dc:date>
    <meta:editing-duration>PT9M8S</meta:editing-duration>
    <meta:editing-cycles>2</meta:editing-cycles>
    <meta:generator>LibreOffice/5.3.6.1$Linux_X86_64 LibreOffice_project/30$Build-1</meta:generator>
    <meta:document-statistic meta:table-count="0" meta:image-count="0" meta:object-count="0" meta:page-count="1" meta:paragraph-count="1" meta:word-count="91" meta:character-count="528" meta:non-whitespace-character-count="438"/>
  </office:meta>
</office:document-meta>
</file>